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2015" officeooo:paragraph-rsid="001520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developing a pedal scanner which outputs serial MIDI. <text:s/>The system consists of two PIC18F46Q10 microcontrollers connected to each other.</text:p>
      <text:p text:style-name="P1"/>
      <text:p text:style-name="P1">The low microcontroller scans the pedals 1-24 on port bits RA0-7 RC0-2 and RD0-7 respectively. <text:s/>These should be pulled up by the microntroller, and report as “ON” when a 0 appears on the pin. <text:s/>These notes should report on MIDI channel 8, notes 36-59. <text:s/>Scan at 8ms. <text:s/>We have done this before in previous projects. <text:s/>Output serial MIDI on RB4. <text:s/></text:p>
      <text:p text:style-name="P1"/>
      <text:p text:style-name="P1">The high microcontroller scans pedals 25-32 and toe piston inputs 1-16 on port bits RA0-7 RC0-2 and RD0-7 respectively. These notes should report on MIDI channel 8, notes 60-83. <text:s/>Serial MIDI from the lower microcontroller will come in on RB4. <text:s/>The merged MIDI stream will output on RB0. <text:s/>Make sure you receive a complete message once the note on or note off comes in (receive all 3 bytes of the MIDI command before sending it out on the output port, and don’t mix it up with the bytes from the local scan). <text:s/>We have also done this before in our MIDI Merger design, though this was in arduino.</text:p>
      <text:p text:style-name="P1"/>
      <text:p text:style-name="P1">I need two different main.c, one for each microcontroller. I have built a bare framework in MPLAB using the MCC tool, which is attached here. <text:s/>If you are modifying any .h files, note well which one goes with which microcontroller.</text:p>
      <text:p text:style-name="P1"/>
      <text:p text:style-name="P1">Ask questions of clarification before writing any code. </text:p>
      <text:p text:style-name="P1"/>
      <text:p text:style-name="P1">1) correct, just map them in order from 60-83.  2) Use 31250 throughout. 3) If you can override any assignments in the main.c, do so, without consideration of the MCC files.  Follow the port bit assignments in the description. 4) debounce will be inherent in an 8ms scan.  At each moment in time when the inputs are sampled, there is an 8ms delay before the next sample, so no identical read is necessary.  As well, this method would end up delaying reporting of a note for up to ~24ms, which we can't deal with. 5) Just note on and note off.  6) 8x (with velocity 0). 7) fixed 127 8) as in 3, if you can overwrite any assignments, do s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6T13:27:27.535372900</meta:creation-date>
    <dc:date>2026-02-07T14:04:49.586880600</dc:date>
    <meta:editing-duration>PT16M7S</meta:editing-duration>
    <meta:editing-cycles>2</meta:editing-cycles>
    <meta:generator>LibreOffice/25.2.7.2$Windows_X86_64 LibreOffice_project/5cbfd1ab6520636bb5f7b99185aa69bd7456825d</meta:generator>
    <meta:document-statistic meta:table-count="0" meta:image-count="0" meta:object-count="0" meta:page-count="1" meta:paragraph-count="6" meta:word-count="358" meta:character-count="1999" meta:non-whitespace-character-count="1627"/>
  </office:meta>
</office:document-meta>
</file>